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584cm" table:align="left"/>
    </style:style>
    <style:style style:name="Table1.A" style:family="table-column">
      <style:table-column-properties style:column-width="2.443cm"/>
    </style:style>
    <style:style style:name="Table1.B" style:family="table-column">
      <style:table-column-properties style:column-width="15.14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15.302cm"/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3" style:family="paragraph" style:parent-style-name="Table_20_Contents">
      <style:text-properties style:font-name="Liberation Serif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/>
    </style:style>
    <style:style style:name="P5" style:family="paragraph" style:parent-style-name="Table_20_Contents" style:list-style-name="L1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T1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font-weight-asian="normal" style:font-weight-complex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of Meeting </text:p>
      <text:p text:style-name="P1">GMRT</text:p>
      <text:p text:style-name="Standard"><text:tab/><text:tab/><text:tab/><text:tab/><text:tab/><text:span text:style-name="T1">Minutes of Meeting</text:span></text:p>
      <text:p text:style-name="Standard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3">Meeting related to In House CMS development</text:p>
          </table:table-cell>
        </table:table-row>
        <table:table-row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3">9<text:span text:style-name="T2">th</text:span> OCT 2012 Time : 3.30 PM to 5.00 PM; GMRT Conference room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3">Nimisha,S.Nayak,Charu, Raju, Santaji and Naresh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3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3"><text:s text:c="13"/>Discussed following items :</text:p>
            <text:p text:style-name="P3"/>
            <text:list xml:id="list1579363631" text:style-name="L1">
              <text:list-item>
                <text:p text:style-name="P5">Charu informed about Miltec PC that we are <text:s/>CHANGING THE SPECS OF THE MILTECH TO INCLUDE ANY FUTURE REQUIREMENTS SUCH AS SACE SOFTWARE. <text:s/>WE ARE YET to get budgetary quote as we are going from I3 to I5, 4 GB to 8 GB RAM. Miltec PC has got 500 GB SATA hard disk.</text:p>
                <text:p text:style-name="P5">He also informed that he has suggested to install SACE software so that performance of Miltec PC can be tested.</text:p>
                <text:p text:style-name="P5"/>
              </text:list-item>
              <text:list-item>
                <text:p text:style-name="P5">Raj explained about the various Control and Monitoring softwares THAT HE HAS STUDIED OVER THE INTERNET. <text:s text:c="2"/>HE EXPLAINED ABOUT PVSS-II, MONIKA, NCRA 15M TELESCOPE SYSTEM DEVELOPED BY PERSISTENT.</text:p>
                <text:p text:style-name="P5">Nimisha informed that CERN PVSS can be downloaded,we just have to register. <text:s/>SHE SAID IT WOULD BE USEFUL TO CHECK ITS FUNCTIONALITY. </text:p>
              </text:list-item>
            </text:list>
            <text:p text:style-name="P2"/>
            <text:list xml:id="list1224656647" text:continue-numbering="true" text:style-name="L1">
              <text:list-item>
                <text:p text:style-name="P5">Nimisha gave a small presentation regarding what functionality should be covered by TELESET-ABCCOM softwares. How it should be, what kind of features it should have. <text:s/>WHERE WE NEED TO INCREASE FUNCIONALITY AND WHICH PARTS WE CAN LEAVE UNTOUCHED. <text:s text:c="2"/>SHE MENTIONED TWO MAIN PATHS WHICH WE NEED TO INVESTIGATE AND THEN MAKE AN OBJECTIVE CHOICE. <text:s/>ONE PATH IS WHERE WE DEVELOP OUR OWN FRAMEWORK SOFTWARE WHICH CONNECTS ALL THE PIECES OF SOFTWARE OR WE USE A SOFTWARE SUCH AS PVSS WHICH GIVES US THE FRAMEWORK IN WHICH WE CAN ATTACH OUR REQUIREMENTS. <text:s text:c="3"/>SEVERAL PIECES OF SOFTWARE FOR CONTROL DATA MONITORING, <text:s/>USER RELATED SOFTWARE WHICH FORM THE HIGHER PARTS OF THE TELESET ALREADY EXIST IN BOTH WEB-BASED AND OFFLINE FORMS.</text:p>
                <text:p text:style-name="P5">She also informed that Sachin Sherkar will be part of this development team.</text:p>
              </text:list-item>
            </text:list>
            <text:p text:style-name="P2"/>
            <text:list xml:id="list756239598" text:continue-numbering="true" text:style-name="L1">
              <text:list-item>
                <text:p text:style-name="P5">Various GMRT monitoring tools like temp,wind etc DEVELOPED BY SANTAJI WERE SHOWN AND DISCUSSED.</text:p>
                <text:p text:style-name="P5">Various User interface software like command file generator, GMRT user tools were discussed. <text:s/>It was also discussed that we must have a web based User Interface and Data monitoring software.</text:p>
                <text:p text:style-name="P5"><text:s text:c="4"/><text:span text:style-name="T3"><text:s text:c="20"/></text:span></text:p>
              </text:list-item>
              <text:list-item>
                <text:p text:style-name="P5">Naresh will look into setting up of wiki for In house development. <text:s/>HE WILL ALSO GENERATE A SOFT COPY OF THE FLOWCHART WHICH WILL BE AUGMENTED AS WE PROCEED. </text:p>
              </text:list-item>
            </text:list>
            <text:p text:style-name="P2"/>
            <text:list xml:id="list2069798849" text:continue-numbering="true" text:style-name="L1">
              <text:list-item>
                <text:p text:style-name="P5">Charu suggested that once astronomer submit his COMMAND FILE,</text:p>
                <text:p text:style-name="P5">Control room should get the intimation about user's observation schedule as well as <text:soft-page-break/>command file. <text:s text:c="3"/>THIS IS ALREADY DONE WITH MANUL INVERVENTION WHICH CAN BE REMOVED IN THE INHOUSE CnM.</text:p>
                <text:p text:style-name="P5"/>
              </text:list-item>
              <text:list-item>
                <text:p text:style-name="P5">Raj will explore the PVSS system and Pointing feature implementation in ABCCOM with Santaji. <text:s text:c="2"/>HOW COMPLEX IT IS TO INCLUDE POINTING CORRECTION IN THE ABCCOM. <text:s text:c="2"/></text:p>
              </text:list-item>
            </text:list>
            <text:p text:style-name="P2"><text:s text:c="12"/></text:p>
            <text:list xml:id="list964445063" text:continue-numbering="true" text:style-name="L1">
              <text:list-item>
                <text:p text:style-name="P5">It was agreed upon that we must spent some time exploring various framework where we can integrate all pieces of software.</text:p>
                <text:p text:style-name="P5">Various open source framework are there like LAMP,PVSS.</text:p>
                <text:p text:style-name="P5">We should be ready with <text:s/>test version In house developed software in one year time frame (OCT 2012 to OCT 2013).</text:p>
                <text:p text:style-name="P5"/>
              </text:list-item>
              <text:list-item>
                <text:p text:style-name="P5">Nayak ji will explore about possibility of having a dedicated machine which will host all development related activities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2-10-16T18:31:44</dc:date>
    <dc:creator>ngk </dc:creator>
    <meta:editing-duration>PT8H1S</meta:editing-duration>
    <meta:editing-cycles>58</meta:editing-cycles>
    <meta:generator>LibreOffice/3.4$Unix LibreOffice_project/340m1$Build-402</meta:generator>
    <meta:document-statistic meta:table-count="1" meta:image-count="0" meta:object-count="0" meta:page-count="2" meta:paragraph-count="34" meta:word-count="525" meta:character-count="3125" meta:non-whitespace-character-count="2564"/>
  </office:meta>
</office:document-meta>
</file>